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4000001A9D863808E580C232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map style:condition="is-true-formula(NOT(MOD((ROW()+COLUMN());2)))" style:apply-style-name="Без_20_имени2" style:base-cell-address="'Ex3-002'.A1"/>
    </style:style>
    <style:style style:name="ce2" style:family="table-cell" style:parent-style-name="Default">
      <style:table-cell-properties fo:background-color="#ccf4c6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3-002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table:style-name="ce1" table:number-columns-repeated="7"/>
          <table:table-cell>
            <draw:frame draw:z-index="0" draw:name="Изображение 1" draw:style-name="gr1" draw:text-style-name="P1" svg:width="13.583cm" svg:height="5.988cm" svg:x="1.804cm" svg:y="0.101cm">
              <draw:image xlink:href="Pictures/10000000000003C4000001A9D863808E580C232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7">
          <table:table-cell/>
          <table:table-cell table:style-name="ce1" table:number-columns-repeated="7"/>
          <table:table-cell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Стартовая ячейка диапазона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Длина диапазона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Высота диапазона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calcext:conditional-formats>
          <calcext:conditional-format calcext:target-range-address="'Ex3-002'.A1:'Ex3-002'.H8">
            <calcext:condition calcext:apply-style-name="Без имени2" calcext:value="formula-is(NOT(MOD((ROW()+COLUMN());2)))" calcext:base-cell-address="'Ex3-002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ccf4c6"/>
    </style:style>
    <style:style style:name="Без_20_имени2" style:display-name="Без имени2" style:family="table-cell" style:parent-style-name="Default">
      <style:table-cell-properties fo:background-color="#ccf4c6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0:41:18.882000000</dc:date>
    <meta:editing-duration>PT20M49S</meta:editing-duration>
    <meta:editing-cycles>9</meta:editing-cycles>
    <meta:generator>LibreOffice/7.3.4.2$Windows_X86_64 LibreOffice_project/728fec16bd5f605073805c3c9e7c4212a0120dc5</meta:generator>
    <meta:document-statistic meta:table-count="1" meta:cell-count="3" meta:object-count="1"/>
  </office:meta>
</office:document-meta>
</file>